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6" style:family="paragraph" style:parent-style-name="Footnote">
      <style:text-properties officeooo:rsid="04ba495b" officeooo:paragraph-rsid="04ba495b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4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4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8a4332" style:font-size-asian="11pt" style:font-size-complex="11pt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fo:font-style="normal" officeooo:rsid="046357bd" style:font-style-asian="normal" style:font-style-complex="normal"/>
    </style:style>
    <style:style style:name="T28" style:family="text">
      <style:text-properties fo:font-style="normal" officeooo:rsid="04663faf" style:font-style-asian="normal" style:font-style-complex="normal"/>
    </style:style>
    <style:style style:name="T29" style:family="text">
      <style:text-properties fo:font-style="normal" officeooo:rsid="04665b4d" style:font-style-asian="normal" style:font-style-complex="normal"/>
    </style:style>
    <style:style style:name="T30" style:family="text">
      <style:text-properties fo:font-style="normal" officeooo:rsid="04675342" style:font-style-asian="normal" style:font-style-complex="normal"/>
    </style:style>
    <style:style style:name="T31" style:family="text">
      <style:text-properties fo:font-style="normal" officeooo:rsid="0468b6bd" style:font-style-asian="normal" style:font-style-complex="normal"/>
    </style:style>
    <style:style style:name="T32" style:family="text">
      <style:text-properties fo:font-style="normal" officeooo:rsid="0469b7c5" style:font-style-asian="normal" style:font-style-complex="normal"/>
    </style:style>
    <style:style style:name="T33" style:family="text">
      <style:text-properties fo:font-style="normal" officeooo:rsid="046bdff6" style:font-style-asian="normal" style:font-style-complex="normal"/>
    </style:style>
    <style:style style:name="T34" style:family="text">
      <style:text-properties fo:font-style="normal" officeooo:rsid="046ca865" style:font-style-asian="normal" style:font-style-complex="normal"/>
    </style:style>
    <style:style style:name="T35" style:family="text">
      <style:text-properties fo:font-style="normal" officeooo:rsid="046d5db9" style:font-style-asian="normal" style:font-style-complex="normal"/>
    </style:style>
    <style:style style:name="T36" style:family="text">
      <style:text-properties fo:font-style="normal" officeooo:rsid="046e0fc0" style:font-style-asian="normal" style:font-style-complex="normal"/>
    </style:style>
    <style:style style:name="T37" style:family="text">
      <style:text-properties fo:font-style="normal" officeooo:rsid="04712d9e" style:font-style-asian="normal" style:font-style-complex="normal"/>
    </style:style>
    <style:style style:name="T38" style:family="text">
      <style:text-properties fo:font-style="normal" officeooo:rsid="047430da" style:font-style-asian="normal" style:font-style-complex="normal"/>
    </style:style>
    <style:style style:name="T39" style:family="text">
      <style:text-properties fo:font-style="normal" officeooo:rsid="04757255" style:font-style-asian="normal" style:font-style-complex="normal"/>
    </style:style>
    <style:style style:name="T40" style:family="text">
      <style:text-properties fo:font-style="normal" officeooo:rsid="047741ef" style:font-style-asian="normal" style:font-style-complex="normal"/>
    </style:style>
    <style:style style:name="T41" style:family="text">
      <style:text-properties fo:font-style="normal" officeooo:rsid="047a3bf8" style:font-style-asian="normal" style:font-style-complex="normal"/>
    </style:style>
    <style:style style:name="T42" style:family="text">
      <style:text-properties fo:font-style="normal" officeooo:rsid="047a6dbc" style:font-style-asian="normal" style:font-style-complex="normal"/>
    </style:style>
    <style:style style:name="T43" style:family="text">
      <style:text-properties fo:font-style="normal" officeooo:rsid="047d9af1" style:font-style-asian="normal" style:font-style-complex="normal"/>
    </style:style>
    <style:style style:name="T44" style:family="text">
      <style:text-properties fo:font-style="normal" officeooo:rsid="047db8fc" style:font-style-asian="normal" style:font-style-complex="normal"/>
    </style:style>
    <style:style style:name="T45" style:family="text">
      <style:text-properties fo:font-style="normal" officeooo:rsid="047df210" style:font-style-asian="normal" style:font-style-complex="normal"/>
    </style:style>
    <style:style style:name="T46" style:family="text">
      <style:text-properties fo:font-style="normal" officeooo:rsid="04809b66" style:font-style-asian="normal" style:font-style-complex="normal"/>
    </style:style>
    <style:style style:name="T47" style:family="text">
      <style:text-properties fo:font-style="normal" officeooo:rsid="0480e7da" style:font-style-asian="normal" style:font-style-complex="normal"/>
    </style:style>
    <style:style style:name="T48" style:family="text">
      <style:text-properties fo:font-style="normal" officeooo:rsid="0483ebb7" style:font-style-asian="normal" style:font-style-complex="normal"/>
    </style:style>
    <style:style style:name="T49" style:family="text">
      <style:text-properties fo:font-style="normal" officeooo:rsid="04854b88" style:font-style-asian="normal" style:font-style-complex="normal"/>
    </style:style>
    <style:style style:name="T50" style:family="text">
      <style:text-properties fo:font-style="normal" officeooo:rsid="04881b32" style:font-style-asian="normal" style:font-style-complex="normal"/>
    </style:style>
    <style:style style:name="T51" style:family="text">
      <style:text-properties fo:font-style="normal" officeooo:rsid="048a4332" style:font-style-asian="normal" style:font-style-complex="normal"/>
    </style:style>
    <style:style style:name="T52" style:family="text">
      <style:text-properties fo:font-style="normal" officeooo:rsid="048c3075" style:font-style-asian="normal" style:font-style-complex="normal"/>
    </style:style>
    <style:style style:name="T53" style:family="text">
      <style:text-properties fo:font-style="normal" officeooo:rsid="048c8513" style:font-style-asian="normal" style:font-style-complex="normal"/>
    </style:style>
    <style:style style:name="T54" style:family="text">
      <style:text-properties officeooo:rsid="000a14f6"/>
    </style:style>
    <style:style style:name="T55" style:family="text">
      <style:text-properties officeooo:rsid="005714b7"/>
    </style:style>
    <style:style style:name="T56" style:family="text">
      <style:text-properties officeooo:rsid="00880dbe"/>
    </style:style>
    <style:style style:name="T57" style:family="text">
      <style:text-properties officeooo:rsid="007c6d62"/>
    </style:style>
    <style:style style:name="T58" style:family="text">
      <style:text-properties officeooo:rsid="01c4f176"/>
    </style:style>
    <style:style style:name="T59" style:family="text">
      <style:text-properties officeooo:rsid="03b4652d"/>
    </style:style>
    <style:style style:name="T60" style:family="text">
      <style:text-properties officeooo:rsid="0473a949"/>
    </style:style>
    <style:style style:name="T61" style:family="text">
      <style:text-properties officeooo:rsid="0387836c"/>
    </style:style>
    <style:style style:name="T62" style:family="text">
      <style:text-properties officeooo:rsid="023c6ef8"/>
    </style:style>
    <style:style style:name="T63" style:family="text">
      <style:text-properties officeooo:rsid="023d86f1"/>
    </style:style>
    <style:style style:name="T64" style:family="text">
      <style:text-properties officeooo:rsid="023e4245"/>
    </style:style>
    <style:style style:name="T65" style:family="text">
      <style:text-properties style:font-name="EB Garamond 12 All SC"/>
    </style:style>
    <style:style style:name="T66" style:family="text">
      <style:text-properties style:font-name="EB Garamond 12 All SC" officeooo:rsid="03106751"/>
    </style:style>
    <style:style style:name="T67" style:family="text">
      <style:text-properties style:font-name="EB Garamond 12 All SC" officeooo:rsid="0450b646"/>
    </style:style>
    <style:style style:name="T68" style:family="text">
      <style:text-properties style:font-name="EB Garamond 12 All SC" officeooo:rsid="04665b4d"/>
    </style:style>
    <style:style style:name="T69" style:family="text">
      <style:text-properties style:font-name="EB Garamond 12 All SC" officeooo:rsid="048159db"/>
    </style:style>
    <style:style style:name="T70" style:family="text">
      <style:text-properties officeooo:rsid="02f83ef8"/>
    </style:style>
    <style:style style:name="T71" style:family="text">
      <style:text-properties officeooo:rsid="030feb5b"/>
    </style:style>
    <style:style style:name="T72" style:family="text">
      <style:text-properties officeooo:rsid="03106751"/>
    </style:style>
    <style:style style:name="T73" style:family="text">
      <style:text-properties officeooo:rsid="031f6f79"/>
    </style:style>
    <style:style style:name="T74" style:family="text">
      <style:text-properties officeooo:rsid="0303035b"/>
    </style:style>
    <style:style style:name="T75" style:family="text">
      <style:text-properties officeooo:rsid="01dff054"/>
    </style:style>
    <style:style style:name="T76" style:family="text">
      <style:text-properties officeooo:rsid="037ed729"/>
    </style:style>
    <style:style style:name="T77" style:family="text">
      <style:text-properties officeooo:rsid="043d7ddb"/>
    </style:style>
    <style:style style:name="T78" style:family="text">
      <style:text-properties officeooo:rsid="043e4192"/>
    </style:style>
    <style:style style:name="T79" style:family="text">
      <style:text-properties officeooo:rsid="044301de"/>
    </style:style>
    <style:style style:name="T80" style:family="text">
      <style:text-properties officeooo:rsid="0450b646"/>
    </style:style>
    <style:style style:name="T81" style:family="text">
      <style:text-properties officeooo:rsid="045cf227"/>
    </style:style>
    <style:style style:name="T82" style:family="text">
      <style:text-properties officeooo:rsid="046131e9"/>
    </style:style>
    <style:style style:name="T83" style:family="text">
      <style:text-properties officeooo:rsid="04665b4d"/>
    </style:style>
    <style:style style:name="T84" style:family="text">
      <style:text-properties officeooo:rsid="0468b6bd"/>
    </style:style>
    <style:style style:name="T85" style:family="text">
      <style:text-properties officeooo:rsid="047db8fc"/>
    </style:style>
    <style:style style:name="T86" style:family="text">
      <style:text-properties style:font-name="EB Garamond 12" fo:font-size="11pt" fo:language="en" fo:country="US" fo:font-style="italic" officeooo:rsid="0464202d" style:font-size-asian="11pt" style:font-style-asian="italic" style:font-size-complex="11pt" style:font-style-complex="italic"/>
    </style:style>
    <style:style style:name="T87" style:family="text">
      <style:text-properties officeooo:rsid="048159db"/>
    </style:style>
    <style:style style:name="T88" style:family="text">
      <style:text-properties officeooo:rsid="0483ebb7"/>
    </style:style>
    <style:style style:name="T89" style:family="text">
      <style:text-properties officeooo:rsid="04854b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58">Esser-</text:span>Skala, 20<text:span text:style-name="T72">20</text:span></text:p>
      <text:p text:style-name="P20"/>
      <text:p text:style-name="P20"/>
      <text:p text:style-name="P11">© 20<text:span text:style-name="T72">20</text:span> by Wolfgang <text:span text:style-name="T58">Esser-</text:span>Skala. This edition is licensed under the Creative Commons Attribution<text:span text:style-name="T56">-NonCommercial-ShareAlike</text:span> 4.0 International License. To view a copy of this license, visit http://creativecommons.org/licenses/by<text:span text:style-name="T57">-nc-sa</text:span>/4.0/. </text:p>
      <text:p text:style-name="P10"/>
      <text:p text:style-name="P12">Music engraving by LilyPond 2.18.0 (http://www.lilypond.org).<text:span text:style-name="T55"><text:line-break/>Front matter</text:span> typeset with EB Garamond (http://www.georgduffner.at/ebgaramond).</text:p>
      <text:p text:style-name="P20"/>
      <text:p text:style-name="P9">First <text:span text:style-name="T58">version</text:span>, <text:span text:style-name="T77">March 2020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bases upon <text:span text:style-name="T77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2">https://digital.staatsbibliothek-berlin.de/werkansicht/?PPN=PPN102370644x<text:line-break/><text:tab/></text:span>(siglum<text:span text:style-name="T60"> </text:span>Mus.<text:span text:style-name="T62">ms. 21401</text:span>)</text:p>
      <text:p text:style-name="P2"/>
      <text:p text:style-name="P48">In general, this edition closely follows the <text:span text:style-name="T61">manuscript. </text:span>Any<text:span text:style-name="T70"> </text:span>changes <text:span text:style-name="T5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6">Abbreviations: <text:span text:style-name="T74">A, alto; B, basso; fag, bassoon; </text:span>Ms, manuscript;<text:span text:style-name="T62"> ob, oboe; </text:span>org, organ; <text:span text:style-name="T75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27"><text:line-break/><text:tab/>71<text:tab/>vl 1</text:span><text:span text:style-name="T26"><text:tab/>2nd quarter in Ms: </text:span><text:span text:style-name="T27">b</text:span><text:span text:style-name="T23">′</text:span><text:span text:style-name="T26">8–</text:span><text:span text:style-name="T27">c</text:span><text:span text:style-name="T23">″</text:span><text:span text:style-name="T26">16–</text:span><text:span text:style-name="T27">d</text:span><text:span text:style-name="T23">″</text:span><text:span text:style-name="T26">16</text:span><text:span text:style-name="T28"><text:line-break/>2.6<text:tab/>4<text:tab/>T<text:tab/>5th half note in Ms: c′4–a′4</text:span><text:span text:style-name="T38"><text:line-break/>3.3<text:tab/>22<text:tab/>vl 1<text:tab/>7th eighth in Ms: a′8</text:span><text:span text:style-name="T43"><text:line-break/>3.5<text:tab/></text:span><text:span text:style-name="T45">16<text:tab/>A<text:tab/>6th eighth in Ms: f′8<text:line-break/><text:tab/></text:span><text:span text:style-name="T43">26<text:tab/>vlc<text:tab/>4th quarter missing in Ms</text:span><text:span text:style-name="T46"><text:line-break/>3.6<text:tab/></text:span><text:span text:style-name="T47">1<text:tab/>T<text:tab/>4th half note in Ms: bes2<text:line-break/><text:tab/></text:span><text:span text:style-name="T46">2<text:tab/>T<text:tab/>5th/6th half note in Ms: d′2.–d′4</text:span><text:span text:style-name="T51"><text:line-break/>4.3<text:tab/></text:span><text:span text:style-name="T52">34–37<text:tab/>vl 1, 2<text:tab/></text:span><text:span text:style-name="T53">voices</text:span><text:span text:style-name="T52"> swapped in Ms<text:line-break/><text:tab/></text:span><text:span text:style-name="T51">51<text:tab/>B<text:tab/>2nd/3rd quarter in Ms: d′8–d′8–cis′8–b8</text:span><text:span text:style-name="T11"><text:line-break/></text:span></text:p>
      <text:p text:style-name="P6"/>
      <text:p text:style-name="P7"/>
      <text:p text:style-name="P7"/>
      <text:p text:style-name="P7">Bass figures appear in the following movements<text:span text:style-name="T76"> (bars in parentheses)</text:span>:<text:span text:style-name="T79"> 1.1, 1.3, 1.4 (14 to 16, 26), 1.5 (9), 1.6 (2 to 7), 2.1, 2.3 (4, 5, 12 to 19, 25, 29, 30, 51 to 60), 2.4 (4), 2.6, 3.1, 3.2 (17 to 23, 26), 3.3 (1, 6, 8, 29), 3.4 (12 to 15, 20), 4.1, 4.3 (16 to 18, 21 to 23, 47 to 51, 61 to 66).</text:span> <text:span text:style-name="T73">The remaining bass figures were added by the editor.</text:span></text:p>
      <text:p text:style-name="P23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1"> stoelzel-jesu-deine-passion</text:span>). Your help will be greatly appreciated.</text:p>
      <text:p text:style-name="P8"/>
      <text:p text:style-name="P8"/>
      <text:p text:style-name="P8"><text:span text:style-name="T5">Salzburg, </text:span><text:span text:style-name="T12">February</text:span><text:span text:style-name="T5"> 20</text:span><text:span text:style-name="T6">20</text:span><text:line-break/>Wolfgang <text:span text:style-name="T59">Esser-</text:span>Skala</text:p>
      <text:p text:style-name="P16"/>
      <text:p text:style-name="P25"/>
      <text:p text:style-name="P22">C O N T E N T S</text:p>
      <text:p text:style-name="P22"/>
      <text:p text:style-name="P17"/>
      <text:p text:style-name="P17"><text:span text:style-name="T66">e</text:span><text:span text:style-name="T65"> r s t e <text:s text:c="2"/>b e t r a c h t u n g</text:span></text:p>
      <text:p text:style-name="P13"/>
      <text:p text:style-name="P27">1<text:span text:style-name="T64">.1</text:span><text:tab/>Choral: <text:tab/><text:span text:style-name="T72">Jeſu, Deine Paßion<text:tab/>3</text:span><text:line-break/><text:line-break/><text:span text:style-name="T63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7"/>
      <text:p text:style-name="P27"/>
      <text:p text:style-name="P30"><text:span text:style-name="T78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0"/>
      <text:p text:style-name="P30"/>
      <text:p text:style-name="P31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31"/>
      <text:p text:style-name="P31"/>
      <text:p text:style-name="P32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32"/>
      <text:p text:style-name="P32"/>
      <text:p text:style-name="P33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3"/>
      <text:p text:style-name="P33"/>
      <text:p text:style-name="P34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4"/>
      <text:p text:style-name="P34"/>
      <text:p text:style-name="P18"><text:span text:style-name="T67">z w e y t e</text:span><text:span text:style-name="T65"> <text:s text:c="2"/>b e t r a c h t u n g</text:span></text:p>
      <text:p text:style-name="P14"/>
      <text:p text:style-name="P28"><text:span text:style-name="T80">2.1</text:span><text:tab/>Choral:<text:span text:style-name="T80"><text:tab/>Judas, der Verräther, küßt<text:tab/>1</text:span><text:span text:style-name="T20"><text:line-break/><text:line-break/></text:span><text:span text:style-name="T80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36"><text:line-break/></text:p>
      <text:p text:style-name="P36"><text:soft-page-break/><text:span text:style-name="T80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36"/>
      <text:p text:style-name="P36"/>
      <text:p text:style-name="P37"><text:span text:style-name="T81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37"/>
      <text:p text:style-name="P37"/>
      <text:p text:style-name="P38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82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38"/>
      <text:p text:style-name="P38"/>
      <text:p text:style-name="P39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  <text:p text:style-name="P39"/>
      <text:p text:style-name="P39"/>
      <text:p text:style-name="P40">2.6<text:tab/>Choral:<text:tab/>Herr, laß dein bitter Leyden<text:tab/>1<text:span text:style-name="T5"><text:line-break/><text:line-break/></text:span>Chor<text:span text:style-name="T5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35"/>
      <text:p text:style-name="P35"/>
      <text:p text:style-name="P19"><text:span text:style-name="T68">d r i t t e</text:span><text:span text:style-name="T65"> <text:s text:c="2"/>b e t r a c h t u n g</text:span></text:p>
      <text:p text:style-name="P15"/>
      <text:p text:style-name="P29"><text:span text:style-name="T83">3.1</text:span><text:tab/>Choral:<text:span text:style-name="T83"><text:tab/>Jeſu, der du wollen büßen<text:tab/>1</text:span><text:span text:style-name="T29"><text:line-break/><text:line-break/></text:span><text:span text:style-name="T83">Chor</text:span><text:span text:style-name="T29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29"/>
      <text:p text:style-name="P29"/>
      <text:p text:style-name="P41"><text:span text:style-name="T83">3</text:span>.2<text:tab/>Recitativo:<text:tab/>Schau, Hannas, den<text:tab/>1<text:span text:style-name="T5"><text:line-break/><text:line-break/></text:span>Tenore<text:span text:style-name="T5"><text:tab/>Schau, Hannas, den,</text:span><text:span text:style-name="T30"><text:line-break/><text:tab/></text:span><text:span text:style-name="T5">der für des Volckes Mißethaten</text:span><text:span text:style-name="T31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3">?</text:span><text:span text:style-name="T31"><text:line-break/><text:tab/></text:span><text:span text:style-name="T33">H</text:span><text:span text:style-name="T31">ör, was der Heyland ſpricht:<text:line-break/><text:line-break/></text:span><text:span text:style-name="T84">Basſo</text:span><text:span text:style-name="T31"><text:tab/>Hat ſie der Jüden Schule</text:span><text:span text:style-name="T34"> nicht</text:span><text:span text:style-name="T31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84">Tenore</text:span><text:span text:style-name="T31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5">ut</text:span><text:span text:style-name="T31">en?<text:line-break/><text:tab/>Er rede allzu frey<text:line-break/></text:span><text:soft-page-break/><text:span text:style-name="T31"><text:tab/>und alßo unbeſcheiden</text:span><text:span text:style-name="T36">?</text:span><text:span text:style-name="T31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84">Tenore</text:span><text:span text:style-name="T31"><text:tab/>Was ſchlägt </text:span><text:span text:style-name="T32">m</text:span><text:span text:style-name="T31">an ihn</text:span><text:span text:style-name="T37">,</text:span><text:span text:style-name="T31"><text:line-break/></text:span><text:span text:style-name="T84">&amp;</text:span><text:span text:style-name="T31"><text:tab/></text:span><text:span text:style-name="T37">was</text:span><text:span text:style-name="T31"> ſpeyt man ihm<text:line-break/></text:span><text:span text:style-name="T84">Basſo</text:span><text:span text:style-name="T31"><text:tab/>ins heilge Angeſicht!</text:span></text:p>
      <text:p text:style-name="P41"/>
      <text:p text:style-name="P41"/>
      <text:p text:style-name="P42"><text:span text:style-name="T84">3</text:span>.3<text:tab/>Duetto:<text:tab/>Wehe dir verruchten Volcke<text:tab/>1<text:span text:style-name="T5"><text:line-break/><text:line-break/></text:span><text:span text:style-name="T84">Tenore</text:span><text:span text:style-name="T31"><text:tab/></text:span><text:span text:style-name="T5">Wehe dir verruchten Volcke,</text:span><text:span text:style-name="T31"><text:line-break/></text:span><text:span text:style-name="T84">&amp;</text:span><text:span text:style-name="T31"><text:tab/></text:span><text:span text:style-name="T5">wenn er auf dem Thron der Wolcke</text:span><text:span text:style-name="T31"><text:line-break/></text:span><text:span text:style-name="T84">Basſo</text:span><text:span text:style-name="T31"><text:tab/></text:span><text:span text:style-name="T5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42"/>
      <text:p text:style-name="P42"/>
      <text:p text:style-name="P43">3.4<text:tab/>Recitativo:<text:tab/>Und Petre, du erkühneſt dich<text:tab/>1<text:span text:style-name="T5"><text:line-break/><text:line-break/></text:span>Alto<text:span text:style-name="T5"><text:tab/>Und Petre, du erkühneſt dich,<text:line-break/><text:tab/>den Heyland</text:span><text:span text:style-name="T40">,</text:span><text:span text:style-name="T5"> aber nur </text:span><text:span text:style-name="T39">von</text:span><text:span text:style-name="T5"> weite</text:span><text:span text:style-name="T39">n</text:span><text:span text:style-name="T40">,</text:span><text:span text:style-name="T5"><text:line-break/><text:tab/>biß in Pallaſt de</text:span><text:span text:style-name="T39">s h</text:span><text:span text:style-name="T5">ohen</text:span><text:span text:style-name="T39"> P</text:span><text:span text:style-name="T5">rieſter</text:span><text:span text:style-name="T39">s</text:span><text:span text:style-name="T5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1">!</text:span><text:span text:style-name="T5"> jetzt kr</text:span><text:span text:style-name="T40">e</text:span><text:span text:style-name="T5">ht zum zweytenmal der Hahn,<text:line-break/><text:tab/>der deines Falls beredter Zeuge iſt.<text:line-break/><text:tab/>Schau</text:span><text:span text:style-name="T42">!</text:span><text:span text:style-name="T5"> Jeſus wendet ſich,<text:line-break/><text:tab/>ſeyn Blick erinnert deßen dich,<text:line-break/><text:tab/>was du nun dreymal ſchon gethan.</text:span></text:p>
      <text:p text:style-name="P43"/>
      <text:p text:style-name="P43"/>
      <text:p text:style-name="P44">3.5<text:tab/>Aria:<text:tab/>Ja, Petre, geh hinaus und weine<text:tab/>1<text:span text:style-name="T5"><text:line-break/><text:line-break/></text:span>Alto<text:span text:style-name="T5"><text:tab/>Ja, Petre, geh hinaus und weine</text:span><text:span text:style-name="T44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45"><text:line-break/></text:p>
      <text:p text:style-name="P44"/>
      <text:p text:style-name="P50"><text:soft-page-break/><text:span text:style-name="T85">3</text:span>.6<text:tab/>Choral:<text:tab/>Ich bitt, ich ruf, ich weine<text:tab/>1<text:span text:style-name="T5"><text:line-break/><text:line-break/></text:span>Chor<text:span text:style-name="T5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53"/>
      <text:p text:style-name="P53"/>
      <text:p text:style-name="P46"><text:span text:style-name="T69">v i e r t e</text:span><text:span text:style-name="T65"> <text:s text:c="2"/>b e t r a c h t u n g</text:span></text:p>
      <text:p text:style-name="P47"/>
      <text:p text:style-name="P52"><text:span text:style-name="T87">4.1</text:span><text:tab/>Choral:<text:span text:style-name="T87"><text:tab/> Jeſus für Pilato ſteht<text:tab/>1</text:span></text:p>
      <text:p text:style-name="P45"/>
      <text:p text:style-name="P51">Chor<text:span text:style-name="T5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51"/>
      <text:p text:style-name="P51"/>
      <text:p text:style-name="P54">4.2<text:tab/>Recitativo<text:tab/>Kaum wird mein Jeſus frühe<text:tab/>1<text:span text:style-name="T5"><text:line-break/><text:line-break/></text:span>Canto<text:span text:style-name="T5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49"><text:line-break/></text:span><text:span text:style-name="T89">Basſo</text:span><text:span text:style-name="T49"><text:tab/></text:span><text:span text:style-name="T5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48"><text:line-break/><text:tab/>und endet ſeine Reu an einem Stricke.</text:span></text:p>
      <text:p text:style-name="P54"/>
      <text:p text:style-name="P54"/>
      <text:p text:style-name="P55"><text:span text:style-name="T88">4</text:span>.3<text:tab/>Duetto:<text:tab/>Du verſchmitzter Schlangengriff<text:tab/>1<text:span text:style-name="T5"><text:line-break/><text:line-break/></text:span>Canto<text:span text:style-name="T5"><text:tab/>Du verſchmitzter Schlangengriff,<text:line-break/></text:span>&amp;<text:span text:style-name="T5"><text:tab/>o wie manches Glaubensſchiff<text:line-break/></text:span>Basſo<text:span text:style-name="T5"><text:tab/>ſenckeſt du in tiefſten Abgrund<text:line-break/><text:tab/>der Verzweiffelung hinein.</text:span><text:span text:style-name="T50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3T18:58:19.803824699</dc:date>
    <dc:creator>Wolfgang Skala</dc:creator>
    <meta:editing-duration>P11DT5H54M39S</meta:editing-duration>
    <meta:editing-cycles>1031</meta:editing-cycles>
    <meta:generator>LibreOffice/4.2.8.2$Linux_X86_64 LibreOffice_project/420m0$Build-2</meta:generator>
    <meta:document-statistic meta:table-count="0" meta:image-count="1" meta:object-count="0" meta:page-count="8" meta:paragraph-count="41" meta:word-count="1826" meta:character-count="10740" meta:non-whitespace-character-count="8715"/>
  </office:meta>
</office:document-meta>
</file>